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34" calcext:value-type="float">
            <text:p>122.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1112" calcext:value-type="float">
            <text:p>124.7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8456" calcext:value-type="float">
            <text:p>129.3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1" calcext:value-type="float">
            <text:p>122.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4448" calcext:value-type="float">
            <text:p>106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8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0403</text:p>
          </table:table-cell>
          <table:table-cell office:value-type="string" calcext:value-type="string">
            <text:p>Premium Standard</text:p>
          </table:table-cell>
          <table:table-cell office:value-type="string" calcext:value-type="string">
            <text:p>197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